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1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42.94pt"/>
    </style:style>
    <style:style style:name="co4" style:family="table-column">
      <style:table-column-properties fo:break-before="auto" style:column-width="56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letion" table:style-name="ta1">
        <table:shapes>
          <draw:frame draw:z-index="0" draw:style-name="gr1" draw:text-style-name="P1" svg:width="453.51pt" svg:height="255.09pt" svg:x="187.2pt" svg:y="2.83pt">
            <draw:object draw:notify-on-update-of-ranges="deletion.B1:deletion.B1 deletion.B2:deletion.B881 deletion.C1:deletion.C1 deletion.C2:deletion.C881 deletion.D1:deletion.D1 deletion.D2:deletion.D8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<text:s/>Heap Del</text:p>
          </table:table-cell>
          <table:table-cell office:value-type="string" calcext:value-type="string">
            <text:p><text:s text:c="2"/>LL Del</text:p>
          </table:table-cell>
          <table:table-cell office:value-type="string" calcext:value-type="string">
            <text:p><text:s text:c="4"/>STL De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Averages</text:p>
          </table:table-cell>
          <table:table-cell table:formula="of:=AVERAGE([.B1:.B881])" office:value-type="float" office:value="0.0000021284090909091" calcext:value-type="float">
            <text:p>2.1284090909091E-06</text:p>
          </table:table-cell>
          <table:table-cell table:formula="of:=AVERAGE([.C1:.C881])" office:value-type="float" office:value="0.000000762500000000011" calcext:value-type="float">
            <text:p>7.62500000000011E-07</text:p>
          </table:table-cell>
          <table:table-cell table:formula="of:=AVERAGE([.D1:.D881])" office:value-type="float" office:value="0.00000309659090909089" calcext:value-type="float">
            <text:p>3.09659090909089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SD</text:p>
          </table:table-cell>
          <table:table-cell table:formula="of:=STDEV([.B1:.B881])" office:value-type="float" office:value="0.000000811247562915244" calcext:value-type="float">
            <text:p>8.11247562915244E-07</text:p>
          </table:table-cell>
          <table:table-cell table:formula="of:=STDEV([.C1:.C881])" office:value-type="float" office:value="0.000000444102423386021" calcext:value-type="float">
            <text:p>4.44102423386021E-07</text:p>
          </table:table-cell>
          <table:table-cell table:formula="of:=STDEV([.D1:.D881])" office:value-type="float" office:value="0.00000137703816165923" calcext:value-type="float">
            <text:p>1.37703816165923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.1E-05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19" calcext:value-type="float">
            <text:p>1.9E-05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1:57:20.500924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23:11:17.422462640</dc:date>
    <meta:editing-duration>PT18H21M48S</meta:editing-duration>
    <meta:editing-cycles>3</meta:editing-cycles>
    <meta:generator>LibreOffice/5.4.6.2$Linux_X86_64 LibreOffice_project/40m0$Build-2</meta:generator>
    <meta:document-statistic meta:table-count="1" meta:cell-count="35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0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/>
    </style:style>
    <style:style style:name="ch9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/>
    </style:style>
    <style:style style:name="ch11" style:family="chart" style:data-style-name="N0">
      <style:chart-properties chart:symbol-type="none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29cm" svg:y="2.938cm" style:legend-expansion="high" chart:style-name="ch2"/>
        <chart:plot-area chart:style-name="ch3" table:cell-range-address="deletion.B1:deletion.D881" chart:data-source-has-labels="row" svg:x="0.32cm" svg:y="0.18cm" svg:width="10.989cm" svg:height="8.64cm">
          <chartooo:coordinate-region svg:x="1.799cm" svg:y="0.298cm" svg:width="9.51cm" svg:height="7.4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letion.B2:deletion.B881" chart:label-cell-address="deletion.B1:deletion.B1" chart:class="chart:line">
            <chart:regression-curve chart:style-name="ch8"/>
            <chart:data-point chart:repeated="880"/>
          </chart:series>
          <chart:series chart:style-name="ch9" chart:values-cell-range-address="deletion.C2:deletion.C881" chart:label-cell-address="deletion.C1:deletion.C1" chart:class="chart:line">
            <chart:regression-curve chart:style-name="ch10"/>
            <chart:data-point chart:repeated="880"/>
          </chart:series>
          <chart:series chart:style-name="ch11" chart:values-cell-range-address="deletion.D2:deletion.D881" chart:label-cell-address="deletion.D1:deletion.D1" chart:class="chart:line">
            <chart:regression-curve chart:style-name="ch12"/>
            <chart:data-point chart:repeated="8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eap Del</text:p>
                <draw:g>
                  <svg:desc>deletion.B1:deletion.B1</svg:desc>
                </draw:g>
              </table:table-cell>
              <table:table-cell office:value-type="string">
                <text:p>  LL Del</text:p>
                <draw:g>
                  <svg:desc>deletion.C1:deletion.C1</svg:desc>
                </draw:g>
              </table:table-cell>
              <table:table-cell office:value-type="string">
                <text:p>    STL Del</text:p>
                <draw:g>
                  <svg:desc>deletion.D1:dele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4">
                <text:p>0.000004</text:p>
                <draw:g>
                  <svg:desc>deletion.B2:deletion.B881</svg:desc>
                </draw:g>
              </table:table-cell>
              <table:table-cell office:value-type="float" office:value="0.000001">
                <text:p>0.000001</text:p>
                <draw:g>
                  <svg:desc>deletion.C2:deletion.C881</svg:desc>
                </draw:g>
              </table:table-cell>
              <table:table-cell office:value-type="float" office:value="0.000004">
                <text:p>0.000004</text:p>
                <draw:g>
                  <svg:desc>deletion.D2:deletion.D8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15">
                <text:p>0.000015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